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Jmx.setConfigContext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mx.setDescriptorContext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mx.handleNotification( Notification notification , Object handbac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ndiJmx.JndiJm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mx.dumpStatu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ndiJmx.setComponentContext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Jmx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ndiJmx.rep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